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4C000026EA0000209F46CC83D0.svm"/>
  <manifest:file-entry manifest:media-type="" manifest:full-path="Pictures/200000E300004DD300004ABCC31DE250.svm"/>
  <manifest:file-entry manifest:media-type="" manifest:full-path="Pictures/200000A60000448E000036224F228807.svm"/>
  <manifest:file-entry manifest:media-type="" manifest:full-path="Pictures/2000004A0000367A00002AB156821AF3.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 manifest:full-path="Object 10/Configurations2/statusbar/"/>
  <manifest:file-entry manifest:media-type="" manifest:full-path="Object 10/Configurations2/accelerator/current.xml"/>
  <manifest:file-entry manifest:media-type="" manifest:full-path="Object 10/Configurations2/accelerato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spreadsheet" manifest:version="1.2" manifest:full-path="Object 10/"/>
  <manifest:file-entry manifest:media-type="" manifest:full-path="Object 11/Configurations2/statusbar/"/>
  <manifest:file-entry manifest:media-type="" manifest:full-path="Object 11/Configurations2/accelerator/current.xml"/>
  <manifest:file-entry manifest:media-type="" manifest:full-path="Object 11/Configurations2/accelerato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spreadsheet" manifest:version="1.2" manifest:full-path="Object 11/"/>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5/Configurations2/statusbar/"/>
  <manifest:file-entry manifest:media-type="" manifest:full-path="Object 5/Configurations2/accelerator/current.xml"/>
  <manifest:file-entry manifest:media-type="" manifest:full-path="Object 5/Configurations2/accelerato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version="1.2"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spreadsheet"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spreadsheet" manifest:version="1.2" manifest:full-path="Object 8/"/>
  <manifest:file-entry manifest:media-type="" manifest:full-path="Object 9/Configurations2/statusbar/"/>
  <manifest:file-entry manifest:media-type="" manifest:full-path="Object 9/Configurations2/accelerator/current.xml"/>
  <manifest:file-entry manifest:media-type="" manifest:full-path="Object 9/Configurations2/accelerato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spreadsheet"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elle1" style:family="table">
      <style:table-properties style:width="16.099cm" fo:margin-left="0.813cm" fo:margin-right="0.787cm" table:align="margins" style:writing-mode="lr-tb"/>
    </style:style>
    <style:style style:name="Tabelle1.A" style:family="table-column">
      <style:table-column-properties style:column-width="1.79cm" style:rel-column-width="7288*"/>
    </style:style>
    <style:style style:name="Tabelle1.B" style:family="table-column">
      <style:table-column-properties style:column-width="2.443cm" style:rel-column-width="9944*"/>
    </style:style>
    <style:style style:name="Tabelle1.C" style:family="table-column">
      <style:table-column-properties style:column-width="3.196cm" style:rel-column-width="13010*"/>
    </style:style>
    <style:style style:name="Tabelle1.D" style:family="table-column">
      <style:table-column-properties style:column-width="8.67cm" style:rel-column-width="35293*"/>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6">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P1" style:family="paragraph" style:parent-style-name="Header">
      <style:text-properties fo:language="zxx" fo:country="none" style:language-asian="zxx" style:country-asian="none"/>
    </style:style>
    <style:style style:name="P2"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P3" style:family="paragraph" style:parent-style-name="Header">
      <style:paragraph-properties style:snap-to-layout-grid="false"/>
      <style:text-properties fo:language="zxx" fo:country="none" style:language-asian="zxx" style:country-asian="none"/>
    </style:style>
    <style:style style:name="P4"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style:snap-to-layout-grid="false"/>
    </style:style>
    <style:style style:name="P9" style:family="paragraph" style:parent-style-name="Standard">
      <style:text-properties fo:font-size="22pt" fo:font-weight="bold" style:font-size-asian="22pt" style:font-weight-asian="bold" style:font-size-complex="22pt" style:font-weight-complex="bold"/>
    </style:style>
    <style:style style:name="P10" style:family="paragraph" style:parent-style-name="Standard">
      <style:paragraph-properties>
        <style:tab-stops>
          <style:tab-stop style:position="0.531cm"/>
          <style:tab-stop style:position="17.702cm" style:type="right" style:leader-style="dotted" style:leader-text="."/>
        </style:tab-stops>
      </style:paragraph-properties>
    </style:style>
    <style:style style:name="P11" style:family="paragraph" style:parent-style-name="Standard">
      <style:paragraph-properties fo:text-align="justify" style:justify-single-word="false"/>
    </style:style>
    <style:style style:name="P12" style:family="paragraph" style:parent-style-name="Standard">
      <style:paragraph-properties fo:text-align="justify" style:justify-single-word="false" style:snap-to-layout-grid="false"/>
    </style:style>
    <style:style style:name="P13"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4" style:family="paragraph" style:parent-style-name="Standard">
      <style:paragraph-properties fo:margin-left="0cm" fo:margin-right="0cm" fo:text-indent="0.046cm" style:auto-text-indent="false" style:snap-to-layout-grid="false"/>
    </style:style>
    <style:style style:name="P15" style:family="paragraph" style:parent-style-name="Standard">
      <style:paragraph-properties fo:margin-left="6.001cm" fo:margin-right="0cm" fo:orphans="0" fo:widows="0" fo:hyphenation-ladder-count="no-limit" fo:text-indent="-6.001cm" style:auto-text-indent="false" text:number-lines="false" text:line-number="0">
        <style:tab-stops>
          <style:tab-stop style:position="6.05cm"/>
          <style:tab-stop style:position="8.601cm"/>
          <style:tab-stop style:position="12.102cm"/>
        </style:tab-stops>
      </style:paragraph-properties>
      <style:text-properties fo:hyphenate="false" fo:hyphenation-remain-char-count="2" fo:hyphenation-push-char-count="2"/>
    </style:style>
    <style:style style:name="P16" style:family="paragraph" style:parent-style-name="Standard">
      <style:paragraph-properties fo:margin-top="0cm" fo:margin-bottom="0cm" style:snap-to-layout-grid="false"/>
    </style:style>
    <style:style style:name="P17" style:family="paragraph" style:parent-style-name="Standard">
      <style:paragraph-properties fo:margin-left="3.48cm" fo:margin-right="0cm" fo:text-align="justify" style:justify-single-word="false" fo:text-indent="-3.501cm" style:auto-text-indent="false">
        <style:tab-stops>
          <style:tab-stop style:position="6.05cm"/>
          <style:tab-stop style:position="8.601cm"/>
          <style:tab-stop style:position="12.102cm"/>
        </style:tab-stops>
      </style:paragraph-properties>
    </style:style>
    <style:style style:name="P18" style:family="paragraph" style:parent-style-name="Standard">
      <style:paragraph-properties fo:margin-left="3.582cm" fo:margin-right="0cm" fo:text-align="justify" style:justify-single-word="false" fo:text-indent="-3.602cm" style:auto-text-indent="false">
        <style:tab-stops>
          <style:tab-stop style:position="6.05cm"/>
          <style:tab-stop style:position="8.601cm"/>
          <style:tab-stop style:position="12.102cm"/>
        </style:tab-stops>
      </style:paragraph-properties>
    </style:style>
    <style:style style:name="P19" style:family="paragraph" style:parent-style-name="Standard">
      <style:paragraph-properties fo:text-align="justify" style:justify-single-word="false" fo:break-before="page"/>
    </style:style>
    <style:style style:name="P20" style:family="paragraph" style:parent-style-name="Standard" style:master-page-name="First_20_Page">
      <style:paragraph-properties style:page-number="1"/>
    </style:style>
    <style:style style:name="P21" style:family="paragraph" style:parent-style-name="Standard">
      <style:paragraph-properties fo:margin-top="0cm" fo:margin-bottom="0cm" fo:orphans="0" fo:widows="0" fo:hyphenation-ladder-count="no-limit" text:number-lines="false" text:line-number="0"/>
      <style:text-properties fo:hyphenate="false" fo:hyphenation-remain-char-count="2" fo:hyphenation-push-char-count="2"/>
    </style:style>
    <style:style style:name="P22"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23"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24" style:family="paragraph" style:parent-style-name="Heading_20_1">
      <style:paragraph-properties fo:break-before="page"/>
    </style:style>
    <style:style style:name="T1" style:family="text">
      <style:text-properties fo:language="zxx" fo:country="none" style:language-asian="zxx" style:country-asian="none"/>
    </style:style>
    <style:style style:name="T2" style:family="text">
      <style:text-properties fo:font-style="italic" style:font-style-asian="italic"/>
    </style:style>
    <style:style style:name="T3" style:family="text">
      <style:text-properties fo:font-weight="bold" style:font-weight-asian="bold" style:font-weight-complex="bold"/>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Frame">
      <style:graphic-properties style:run-through="foreground" style:wrap="none" style:vertical-pos="top" style:vertical-rel="paragraph" style:horizontal-pos="center" style:horizontal-rel="paragraph"/>
    </style:style>
    <style:style style:name="fr3" style:family="graphic" style:parent-style-name="Frame">
      <style:graphic-properties style:wrap="none" style:vertical-pos="top" style:vertical-rel="paragraph" style:horizontal-pos="center"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center"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Standard"/>
      <text:p text:style-name="Standard"/>
      <text:p text:style-name="Standard"/>
      <text:p text:style-name="Standard"/>
      <text:p text:style-name="Standard"/>
      <text:p text:style-name="Standard"/>
      <text:p text:style-name="Standard"/>
      <text:p text:style-name="Standard"/>
      <text:p text:style-name="Title"><text:reference-mark-start text:name="Titel"/>Modul-Design SSC-Modul<text:reference-mark-end text:name="Titel"/></text:p>
      <text:p text:style-name="Standard"><text:s/>Für das studentische Projekt <text:span text:style-name="T2"><text:subject>Sichere Eisenbahnsteuerung</text:subject></text:span></text:p>
      <text:p text:style-name="Standard"/>
      <text:p text:style-name="Standard"/>
      <text:p text:style-name="Standard"/>
      <text:p text:style-name="P13"><text:span text:style-name="T3">Datum</text:span><text:tab/><text:modification-date style:data-style-name="N36">05.05.2010</text:modification-date></text:p>
      <text:p text:style-name="P15"><text:span text:style-name="T3">Quelle</text:span><text:tab/>Google Code → Dokumente → 02_Design → 02.02_Moduldesign</text:p>
      <text:p text:style-name="P21"><text:span text:style-name="T3">Autoren</text:span><text:tab/>Norman Nieß</text:p>
      <text:p text:style-name="P21"><text:tab/>Kai Dziembala</text:p>
      <text:p text:style-name="P13"><text:span text:style-name="T3">Version</text:span><text:tab/><text:reference-mark-start text:name="Version"/><text:span text:style-name="Version_20_Char">0.9</text:span><text:reference-mark-end text:name="Version"/></text:p>
      <text:p text:style-name="P13"><text:span text:style-name="T3">Status</text:span><text:tab/>zum Review freigegeben</text:p>
      <text:p text:style-name="P13"/>
      <text:p text:style-name="Standard"/>
      <text:p text:style-name="Standard"/>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8">Version</text:p>
          </table:table-cell>
          <table:table-cell table:style-name="Tabelle1.A1" office:value-type="string">
            <text:p text:style-name="P8">Datum</text:p>
          </table:table-cell>
          <table:table-cell table:style-name="Tabelle1.A1" office:value-type="string">
            <text:p text:style-name="P8">Autor</text:p>
          </table:table-cell>
          <table:table-cell table:style-name="Tabelle1.D1" office:value-type="string">
            <text:p text:style-name="P14">Bemerkung</text:p>
          </table:table-cell>
        </table:table-row>
        <table:table-row table:style-name="Tabelle1.1">
          <table:table-cell table:style-name="Tabelle1.A1" office:value-type="string">
            <text:p text:style-name="P8">0.1</text:p>
          </table:table-cell>
          <table:table-cell table:style-name="Tabelle1.B2" office:value-type="date" office:date-value="2009-11-24">
            <text:p text:style-name="P8">24.11.2009</text:p>
          </table:table-cell>
          <table:table-cell table:style-name="Tabelle1.A1" office:value-type="string">
            <text:p text:style-name="P8">Matthias Buß</text:p>
          </table:table-cell>
          <table:table-cell table:style-name="Tabelle1.D1" office:value-type="string">
            <text:p text:style-name="P12">Initial.</text:p>
          </table:table-cell>
        </table:table-row>
        <table:table-row table:style-name="Tabelle1.1">
          <table:table-cell table:style-name="Tabelle1.A1" office:value-type="string">
            <text:p text:style-name="P8">0.2</text:p>
          </table:table-cell>
          <table:table-cell table:style-name="Tabelle1.B2" office:value-type="date" office:date-value="2009-11-26">
            <text:p text:style-name="P8">26.11.2009</text:p>
          </table:table-cell>
          <table:table-cell table:style-name="Tabelle1.A1" office:value-type="string">
            <text:p text:style-name="P8">Matthias Buß</text:p>
          </table:table-cell>
          <table:table-cell table:style-name="Tabelle1.D1" office:value-type="string">
            <text:p text:style-name="P12">Einleitung, Architektur</text:p>
          </table:table-cell>
        </table:table-row>
        <table:table-row table:style-name="Tabelle1.1">
          <table:table-cell table:style-name="Tabelle1.A1" office:value-type="string">
            <text:p text:style-name="P8">0.3</text:p>
          </table:table-cell>
          <table:table-cell table:style-name="Tabelle1.B2" office:value-type="date" office:date-value="2009-12-06">
            <text:p text:style-name="P8">06.12.2009</text:p>
          </table:table-cell>
          <table:table-cell table:style-name="Tabelle1.A1" office:value-type="string">
            <text:p text:style-name="P8">Matthias Buß</text:p>
          </table:table-cell>
          <table:table-cell table:style-name="Tabelle1.D1" office:value-type="string">
            <text:p text:style-name="P12">Kapitel 5.4 umstrukturiert, Kapitel 6 geschrieben, kleine Korrekturen</text:p>
          </table:table-cell>
        </table:table-row>
        <table:table-row table:style-name="Tabelle1.1">
          <table:table-cell table:style-name="Tabelle1.A1" office:value-type="string">
            <text:p text:style-name="P8">0.4</text:p>
          </table:table-cell>
          <table:table-cell table:style-name="Tabelle1.B2" office:value-type="date" office:date-value="2009-12-10">
            <text:p text:style-name="P8">10.12.2009</text:p>
          </table:table-cell>
          <table:table-cell table:style-name="Tabelle1.A1" office:value-type="string">
            <text:p text:style-name="P8">Matthias Buß</text:p>
          </table:table-cell>
          <table:table-cell table:style-name="Tabelle1.D1" office:value-type="string">
            <text:p text:style-name="P12">Kapitel 6 überarbeitet</text:p>
          </table:table-cell>
        </table:table-row>
        <table:table-row table:style-name="Tabelle1.1">
          <table:table-cell table:style-name="Tabelle1.A1" office:value-type="string">
            <text:p text:style-name="P8">0.5</text:p>
          </table:table-cell>
          <table:table-cell table:style-name="Tabelle1.B2" office:value-type="date" office:date-value="2009-12-13">
            <text:p text:style-name="P8">13.12.2009</text:p>
          </table:table-cell>
          <table:table-cell table:style-name="Tabelle1.A1" office:value-type="string">
            <text:p text:style-name="P8">Matthias Buß</text:p>
          </table:table-cell>
          <table:table-cell table:style-name="Tabelle1.D1" office:value-type="string">
            <text:p text:style-name="P12">Kapitel 6 neu entworfen</text:p>
          </table:table-cell>
        </table:table-row>
        <table:table-row table:style-name="Tabelle1.1">
          <table:table-cell table:style-name="Tabelle1.A1" office:value-type="string">
            <text:p text:style-name="P8">0.6</text:p>
          </table:table-cell>
          <table:table-cell table:style-name="Tabelle1.B2" office:value-type="date" office:date-value="2010-01-03">
            <text:p text:style-name="P8">03.01.2010</text:p>
          </table:table-cell>
          <table:table-cell table:style-name="Tabelle1.A1" office:value-type="string">
            <text:p text:style-name="P8">Matthias Buß</text:p>
          </table:table-cell>
          <table:table-cell table:style-name="Tabelle1.D1" office:value-type="string">
            <text:p text:style-name="P12">Kapitel 6 um SSC interrupt erweitert, Änderungen der Datentypen in Kapitel 6</text:p>
          </table:table-cell>
        </table:table-row>
        <table:table-row table:style-name="Tabelle1.1">
          <table:table-cell table:style-name="Tabelle1.A1" office:value-type="string">
            <text:p text:style-name="P8">0.7</text:p>
          </table:table-cell>
          <table:table-cell table:style-name="Tabelle1.B2" office:value-type="date" office:date-value="2010-01-11">
            <text:p text:style-name="P8">11.01.2010</text:p>
          </table:table-cell>
          <table:table-cell table:style-name="Tabelle1.A1" office:value-type="string">
            <text:p text:style-name="P8">Matthias Buß</text:p>
          </table:table-cell>
          <table:table-cell table:style-name="Tabelle1.D1" office:value-type="string">
            <text:p text:style-name="P12">Variablen in 5.2 hinzugefügt, Methoden in 6. hinzugefügt und entfernt, Texte und UML-Diagramme in 6. verändert</text:p>
          </table:table-cell>
        </table:table-row>
        <table:table-row table:style-name="Tabelle1.1">
          <table:table-cell table:style-name="Tabelle1.A1" office:value-type="string">
            <text:p text:style-name="P8">0.8</text:p>
          </table:table-cell>
          <table:table-cell table:style-name="Tabelle1.B2" office:value-type="date" office:date-value="2010-01-13">
            <text:p text:style-name="P8">13.01.2010</text:p>
          </table:table-cell>
          <table:table-cell table:style-name="Tabelle1.A1" office:value-type="string">
            <text:p text:style-name="P8">Matthias Buß</text:p>
          </table:table-cell>
          <table:table-cell table:style-name="Tabelle1.D1" office:value-type="string">
            <text:p text:style-name="P12">Work() umbenannt, initSSC() hinzugefügt, byteAufGueltigkeitPruefen() entfernt</text:p>
          </table:table-cell>
        </table:table-row>
        <table:table-row table:style-name="Tabelle1.1">
          <table:table-cell table:style-name="Tabelle1.A1" office:value-type="string">
            <text:p text:style-name="P8">0.9</text:p>
          </table:table-cell>
          <table:table-cell table:style-name="Tabelle1.A1" office:value-type="string">
            <text:p text:style-name="P8">05.05.2010</text:p>
          </table:table-cell>
          <table:table-cell table:style-name="Tabelle1.A1" office:value-type="string">
            <text:p text:style-name="P16">Kai Dziembala</text:p>
            <text:p text:style-name="P16">Norman Nieß</text:p>
          </table:table-cell>
          <table:table-cell table:style-name="Tabelle1.D1" office:value-type="string">
            <text:p text:style-name="P12">Abgleich mit dem vorhandenen Quellcode, Entfernung der äußeren Schnittstellen, Anpassung des Layouts, Korrektur von Rechtschreibfehlern</text:p>
          </table:table-cell>
        </table:table-row>
        <table:table-row table:style-name="Tabelle1.1">
          <table:table-cell table:style-name="Tabelle1.A1" office:value-type="string">
            <text:p text:style-name="P8"/>
          </table:table-cell>
          <table:table-cell table:style-name="Tabelle1.B2">
            <text:p text:style-name="P8"/>
          </table:table-cell>
          <table:table-cell table:style-name="Tabelle1.A1" office:value-type="string">
            <text:p text:style-name="P8"/>
          </table:table-cell>
          <table:table-cell table:style-name="Tabelle1.D1" office:value-type="string">
            <text:p text:style-name="P12"/>
          </table:table-cell>
        </table:table-row>
      </table:table>
      <text:p text:style-name="Standard"/>
      <text:p text:style-name="P9"/>
      <text:h text:style-name="Heading_20_1" text:outline-level="1">Inhaltsverzeichnis</text:h>
      <text:table-of-content text:style-name="Sect1" text:name="Inhaltsverzeichni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22">1 Historie<text:tab/>2</text:p>
          <text:p text:style-name="P22">2 Inhaltsverzeichnis<text:tab/>3</text:p>
          <text:p text:style-name="P22">3 Einleitung<text:tab/>4</text:p>
          <text:p text:style-name="P22">4 Referenzierte Dokumente<text:tab/>5</text:p>
          <text:p text:style-name="P22">5 Architektur<text:tab/>6</text:p>
          <text:p text:style-name="P23">5.1 Funktionshierarchie<text:tab/>6</text:p>
          <text:p text:style-name="P23">5.2 Daten<text:tab/>6</text:p>
          <text:p text:style-name="P23">5.3 Abhängigkeiten von anderen Modulen<text:tab/>6</text:p>
          <text:p text:style-name="P22">6 Dynamisches Verhalten<text:tab/>7</text:p>
        </text:index-body>
      </text:table-of-content>
      <text:p text:style-name="P10"/>
      <text:h text:style-name="Heading_20_1" text:outline-level="1">Einleitung</text:h>
      <text:p text:style-name="P11">Die beiden redundant angelegten Mikrocontroller sind laut Hardware-Design direkt über ihre SSC-Schnittstelle miteinander verbunden. <text:s/>Dazu verfügt jeder Mikrocontroller über ein SSC-Modul, das den Datenaustausch steuern soll. Ein Mikrocontroller muss sowohl Daten an den anderen senden, als auch auch die Daten des anderen einlesen können. Das SSC-Modul liegt in der Treiberschicht des Mikrocontrollers und greift auf bestimmte Bereiche des Shared Memory zu.</text:p>
      <text:h text:style-name="Heading_20_1" text:outline-level="1">Referenzierte Dokumente</text:h>
      <text:p text:style-name="P18">Hardware-Design:<text:tab/>Google Code → Dokumente → 02_Design → 02.01_Subsystemdesign → Hardware-Design</text:p>
      <text:p text:style-name="P17">Software-Design:<text:tab/>Google Code → Dokumente → 02_Design → 02.01_Subsystemdesign → Software-Design</text:p>
      <text:h text:style-name="Heading_20_1" text:outline-level="1">Architektur</text:h>
      <text:h text:style-name="Heading_20_2" text:outline-level="2">Funktionshierarchie</text:h>
      <text:p text:style-name="P11">Das SSC-Modul befindet sich in der Treiberschicht und greift auf einen definierten Speicherbereich im Shared Memory zu. Damit keine Daten anderer Module beschädigt werden, ist auf die Ansteuerung des Speichers besondere Aufmerksamkeit zu legen.</text:p>
      <text:h text:style-name="Heading_20_2" text:outline-level="2">Daten</text:h>
      <text:p text:style-name="P11">In dem Modul sind die beiden Byte-Variablen „byteToSend“ und „byteToReceive“ vorgesehen. Diese sollen nur die Werte 1, 2 und 3 annehmen können. Außerdem ist ein Byte Array „temp_streckenbefehl[]“ mit drei Elementen vorgesehen, um die einzelnen empfangenen Bytes zwischen zu speichern.</text:p>
      <text:p text:style-name="Standard"/>
      <text:h text:style-name="Heading_20_2" text:outline-level="2">Abhängigkeiten von anderen Modulen</text:h>
      <text:p text:style-name="P11">Damit der Sotfware-Watchdog das SSC-Modul eindeutig zuweisen kann, hat dieses die module_id 4. Gibt das Modul die Ressourcen des Mikrocontrollers frei obwohl eine Aufgabe noch nicht abgearbeitet ist, so wird dem Watchdog eine Nachricht mit einem Statusbyte gesendet, das den Fortschritt der Abarbeitung wiedergibt. </text:p>
      <text:p text:style-name="P11">Dies geschieht über die Schnittstelle hello(byte module_id, byte status) des Watchdogs. Das SSC-Modul hat einen festgelegten Speicherbereich, in den geschrieben werden darf und einen, aus dem nur gelesen werden darf.</text:p>
      <text:h text:style-name="P24" text:outline-level="1">Dynamisches Verhalten</text:h>
      <text:p text:style-name="Standard">Der Ablauf in der Funktion workSSC() wird Abbildung 1 dargestellt:</text:p>
      <text:p text:style-name="Standard"><draw:frame draw:style-name="fr2" draw:name="Rahmen1" text:anchor-type="paragraph" svg:width="13.945cm" draw:z-index="36"><draw:text-box fo:min-height="10.929cm"><text:p text:style-name="Illustration"><draw:frame draw:style-name="fr4" draw:name="Grafik1" text:anchor-type="paragraph" svg:x="0.004cm" svg:y="0.002cm" svg:width="13.945cm" style:rel-width="100%" svg:height="10.929cm" style:rel-height="scale" draw:z-index="37"><draw:image xlink:href="Pictures/2000004A0000367A00002AB156821AF3.svm" xlink:type="simple" xlink:show="embed" xlink:actuate="onLoad"/></draw:frame>Abbildung <text:sequence text:ref-name="refIllustration0" text:name="Illustration" text:formula="ooow:Illustration+1" style:num-format="1">1</text:sequence>: Aktivitätsdiagramm workSSC()</text:p></draw:text-box></draw:frame></text:p>
      <text:p text:style-name="Standard"/>
      <text:p text:style-name="P11">Am Anfang der Funktion workSSC() wird geprüft, mit welchem Status das Modul verlassen wurde. An diesem Punkt soll dann nach Prüfung einer Statusvariablen wieder weitergearbeitet werden. Standardmäßig wird die Aktivität datenSenden gewählt.</text:p>
      <text:p text:style-name="Standard">Diese läuft wie in Abbildung 2 beschrieben ab:</text:p>
      <text:p text:style-name="Standard"><draw:frame draw:style-name="fr2" draw:name="Rahmen4" text:anchor-type="paragraph" svg:width="17.699cm" draw:z-index="38"><draw:text-box fo:min-height="16.995cm"><text:p text:style-name="Illustration"><draw:frame draw:style-name="fr4" draw:name="Grafik4" text:anchor-type="paragraph" svg:x="0.004cm" svg:y="0.002cm" svg:width="17.699cm" style:rel-width="100%" svg:height="16.995cm" style:rel-height="scale" draw:z-index="39"><draw:image xlink:href="Pictures/200000E300004DD300004ABCC31DE250.svm" xlink:type="simple" xlink:show="embed" xlink:actuate="onLoad"/></draw:frame>Abbildung <text:sequence text:ref-name="refIllustration1" text:name="Illustration" text:formula="ooow:Illustration+1" style:num-format="1">2</text:sequence>: Aktivitätsdiagramm der Methode datenSenden()</text:p></draw:text-box></draw:frame><text:soft-page-break/></text:p>
      <text:p text:style-name="P11">In datenSenden() wird zunächst geprüft, welches Byte des Streckenbefehls zum anderen Mikrocontroller gesendet werden soll. Um diese Information zu speichern wird die Variable byteToSend benötigt, welche nur die Werte eins, zwei oder drei annehmen darf. Soll das zweite oder dritte Byte versendet werden, so wird das entsprechende Byte in das STB-Register geschrieben und die Variable ByteToSend um eins erhöht, wobei der Wert drei auf eins „erhöht“ wird.</text:p>
      <text:p text:style-name="Standard"/>
      <text:p text:style-name="P19">Soll das erste Byte versendet werden, so wird geprüft, ob ein neuer Streckenbefehl in den Shared Memory geschrieben wurde. Besteht der Streckenbefehl aus lauter Einsen, so ist dies kein gültiger neuer Streckenbefehl. Dann wird nichts an den anderen Mikrocontroller gesendet. Ansonsten ist ein neuer Streckenbefehl vorhanden. Solange das SSC-Modul den zu sendenden Streckenbefehl noch nicht versendet hat, darf dieser von keinem anderen Modul überschrieben werden. Nach erfolgreichem Senden wird der Streckenbefehl mit lauter Einsen überschrieben und so anderen Modulen mitgeteilt, dass ein neuer Streckenbefehl gespeichert werden darf. </text:p>
      <text:p text:style-name="P11">Wurde ein neuer Streckbefehl erkannt, so wird dieser mit der Funktion <text:s/>befehlAufGueltigkeitPruefen(Boolean) zunächst validiert. Ist dieser gültig, so wird das STB-Register mit dem ersten Byte des Streckenbefehls beschrieben und ByteToSend wird auf den Wert zwei erhöht.</text:p>
      <text:p text:style-name="P11">Wurde eine Übertragung beendet oder eine Kollision festgestellt, wird ein Interrupt erzeugt. Dabei wird die Methode SSCinterrupt() aufgerufen. Darin wird zunächst geprüft, welches Ereignis den Interrupt ausgelöst hat und dann darauf reagiert, siehe Abbildung 2.</text:p>
      <text:p text:style-name="Standard"><draw:frame draw:style-name="fr3" draw:name="Rahmen3" text:anchor-type="paragraph" svg:width="9.962cm" draw:z-index="27"><draw:text-box fo:min-height="8.35cm"><text:p text:style-name="Illustration"><draw:frame draw:style-name="fr4" draw:name="Grafik3" text:anchor-type="paragraph" svg:x="0.004cm" svg:y="0.002cm" svg:width="9.962cm" style:rel-width="100%" svg:height="8.35cm" style:rel-height="scale" draw:z-index="28"><draw:image xlink:href="Pictures/2000004C000026EA0000209F46CC83D0.svm" xlink:type="simple" xlink:show="embed" xlink:actuate="onLoad"/></draw:frame>Abbildung <text:sequence text:ref-name="refIllustration2" text:name="Illustration" text:formula="ooow:Illustration+1" style:num-format="1">3</text:sequence>: Aktivitätsdiagramm SSCinterrupt</text:p></draw:text-box></draw:frame></text:p>
      <text:p text:style-name="Standard"/>
      <text:p text:style-name="P11">Wurde ein Kollision festgestellt, so werden die Variablen, die das zu sendende und zu lesende <text:s/>Byte angeben dekrementiert und das Kollisionsbit im SCF Register gelöscht.</text:p>
      <text:p text:style-name="P11">Wurde ein Übertragung erfolgreich beendet, so wird die Methode datenLesen() aufgerufen, deren Ablauf in Abbildung 3 beschrieben wird.</text:p>
      <text:p text:style-name="Standard"><draw:frame draw:style-name="fr3" draw:name="Rahmen2" text:anchor-type="paragraph" svg:width="17.699cm" draw:z-index="25"><draw:text-box fo:min-height="12.081cm"><text:p text:style-name="Illustration"><draw:frame draw:style-name="fr5" draw:name="Grafik2" text:anchor-type="paragraph" svg:width="17.551cm" svg:height="13.859cm" draw:z-index="41"><draw:image xlink:href="Pictures/200000A60000448E000036224F228807.svm" xlink:type="simple" xlink:show="embed" xlink:actuate="onLoad"/></draw:frame>Abbildung <text:sequence text:ref-name="refIllustration3" text:name="Illustration" text:formula="ooow:Illustration+1" style:num-format="1">4</text:sequence>: Aktivitätsdiagramm datenLesen()</text:p></draw:text-box></draw:frame><text:soft-page-break/></text:p>
      <text:p text:style-name="P11">Zunächst wird abgefragt, welches Byte des Streckenbefehls empfangen wurde. Wurde das erste Byte empfangen, so wird es als erstes Byte in der temp-Variable abgelegt und ByteToReceive um eins erhöht. ByteToReceive ist wie ähnlich wie ByteToSend eine Byte-Variable. Ist das empfangene Byte ungültig, wird nichts weiter unternommen.</text:p>
      <text:p text:style-name="P11">Bei dem zweiten empfangenen Byte wird ähnlich vorgegangen und dieses als zweites Byte in der temp_Variable gespeichert.</text:p>
      <text:p text:style-name="P11">Beim dritten empfangenen Byte wird dieses an dritter Stelle der temp-Variable geschrieben und der nun vollständige Streckenbefehl auf Gültigkeit geprüft. Anschließend wird ByteToReceive auf eins gesetzt. Ist das dritte empfangene Byte jedoch nicht gültig, wird wie im Fehlerfall beim zweiten Byte vorgegangen.</text:p>
      <text:p text:style-name="P11">Am Ende der Funktion workSSC() soll das Token der Betriebsmittelverwaltung <text:s/>mit der Schnittstelle hello() <text:s/>zurückgegeben werden.</text:p>
      <text:p text:style-name="P11">Die Funktion befehlAufGueltigkeitPruefen(Boolean) bekommt als Übergabeparameter ein Boolean übergeben. Bei gelesenem Streckenbefehl wird true, bei zu sendendem false <text:soft-page-break/>übergeben. <text:s/>Bei gelesenem Streckenbefehl wird dieser nach Validierung in den Shared Memory geschrieben.</text:p>
      <text:p text:style-name="P11"><draw:frame draw:style-name="fr6" draw:name="Objekt3" text:anchor-type="paragraph" svg:y="1.097cm" svg:width="15.413cm" svg:height="3.159cm" draw:z-index="24"><draw:object xlink:href="./Object 3" xlink:type="simple" xlink:show="embed" xlink:actuate="onLoad"/><draw:image xlink:href="./ObjectReplacements/Object 3" xlink:type="simple" xlink:show="embed" xlink:actuate="onLoad"/></draw:frame></text:p>
      <text:p text:style-name="P11"><draw:frame draw:style-name="fr6" draw:name="Objekt11" text:anchor-type="paragraph" svg:y="7.264cm" svg:width="15.413cm" svg:height="2.981cm" draw:z-index="40"><draw:object xlink:href="./Object 11" xlink:type="simple" xlink:show="embed" xlink:actuate="onLoad"/><draw:image xlink:href="./ObjectReplacements/Object 11" xlink:type="simple" xlink:show="embed" xlink:actuate="onLoad"/></draw:frame><draw:frame draw:style-name="fr6" draw:name="Objekt6" text:anchor-type="paragraph" svg:y="10.444cm" svg:width="15.413cm" svg:height="2.977cm" draw:z-index="29"><draw:object xlink:href="./Object 6" xlink:type="simple" xlink:show="embed" xlink:actuate="onLoad"/><draw:image xlink:href="./ObjectReplacements/Object 6" xlink:type="simple" xlink:show="embed" xlink:actuate="onLoad"/></draw:frame><draw:frame draw:style-name="fr6" draw:name="Objekt2" text:anchor-type="paragraph" svg:y="13.712cm" svg:width="15.413cm" svg:height="2.981cm" draw:z-index="26"><draw:object xlink:href="./Object 2" xlink:type="simple" xlink:show="embed" xlink:actuate="onLoad"/><draw:image xlink:href="./ObjectReplacements/Object 2" xlink:type="simple" xlink:show="embed" xlink:actuate="onLoad"/></draw:frame></text:p>
      <text:p text:style-name="P11"><draw:frame draw:style-name="fr6" draw:name="Objekt8" text:anchor-type="paragraph" svg:y="-0.123cm" svg:width="15.413cm" svg:height="2.976cm" draw:z-index="31"><draw:object xlink:href="./Object 8" xlink:type="simple" xlink:show="embed" xlink:actuate="onLoad"/><draw:image xlink:href="./ObjectReplacements/Object 8" xlink:type="simple" xlink:show="embed" xlink:actuate="onLoad"/></draw:frame></text:p>
      <text:p text:style-name="P11"><draw:frame draw:style-name="fr7" draw:name="Objekt7" text:anchor-type="paragraph" svg:x="1.143cm" svg:y="-0.081cm" svg:width="15.413cm" svg:height="2.981cm" draw:z-index="30"><draw:object xlink:href="./Object 7" xlink:type="simple" xlink:show="embed" xlink:actuate="onLoad"/><draw:image xlink:href="./ObjectReplacements/Object 7" xlink:type="simple" xlink:show="embed" xlink:actuate="onLoad"/></draw:frame></text:p>
      <text:p text:style-name="P11"><text:soft-page-break/></text:p>
      <text:p text:style-name="P11"><draw:frame draw:style-name="fr6" draw:name="Objekt9" text:anchor-type="paragraph" svg:y="-0.175cm" svg:width="15.413cm" svg:height="2.979cm" draw:z-index="34"><draw:object xlink:href="./Object 9" xlink:type="simple" xlink:show="embed" xlink:actuate="onLoad"/><draw:image xlink:href="./ObjectReplacements/Object 9" xlink:type="simple" xlink:show="embed" xlink:actuate="onLoad"/></draw:frame></text:p>
      <text:p text:style-name="P11"><draw:frame draw:style-name="fr6" draw:name="Objekt10" text:anchor-type="paragraph" svg:y="-0.134cm" svg:width="15.413cm" svg:height="2.977cm" draw:z-index="35"><draw:object xlink:href="./Object 10" xlink:type="simple" xlink:show="embed" xlink:actuate="onLoad"/><draw:image xlink:href="./ObjectReplacements/Object 10" xlink:type="simple" xlink:show="embed" xlink:actuate="onLoad"/></draw:frame></text:p>
      <text:p text:style-name="P11"><draw:frame draw:style-name="fr6" draw:name="Objekt1" text:anchor-type="paragraph" svg:y="-0.012cm" svg:width="15.413cm" svg:height="2.979cm" draw:z-index="32"><draw:object xlink:href="./Object 1" xlink:type="simple" xlink:show="embed" xlink:actuate="onLoad"/><draw:image xlink:href="./ObjectReplacements/Object 1" xlink:type="simple" xlink:show="embed" xlink:actuate="onLoad"/></draw:frame><draw:frame draw:style-name="fr6" draw:name="Objekt5" text:anchor-type="paragraph" svg:y="3.438cm" svg:width="15.413cm" svg:height="2.976cm" draw:z-index="33"><draw:object xlink:href="./Object 5" xlink:type="simple" xlink:show="embed" xlink:actuate="onLoad"/><draw:image xlink:href="./ObjectReplacements/Object 5" xlink:type="simple" xlink:show="embed" xlink:actuate="onLoad"/></draw:frame></text:p>
      <text:p text:style-name="P11"/>
      <text:p text:style-name="P11"/>
      <text:p text:style-name="P11"/>
      <text:p text:style-name="P11"/>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0cm" fo:margin-right="0cm" fo:margin-top="0.212cm" fo:margin-bottom="0.212cm" fo:keep-together="always" fo:text-indent="0cm" style:auto-text-indent="false" fo:keep-with-next="always">
        <style:tab-stops>
          <style:tab-stop style:position="1.251cm"/>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Illustration" style:family="paragraph" style:parent-style-name="Caption" style:class="extra"/>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3.122cm"/>
    </style:style>
    <style:style style:name="Tabelle2.C" style:family="table-column">
      <style:table-column-properties style:column-width="5.948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text-properties fo:language="zxx" fo:country="none" style:language-asian="zxx" style:country-asian="none"/>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reference-ref text:reference-format="text" text:ref-name="Titel">Modul-Design SSC-Modul</text:reference-ref></text:p>
              </table:table-cell>
              <table:table-cell table:style-name="Tabelle2.A1" office:value-type="string">
                <text:p text:style-name="MP2"/>
              </table:table-cell>
              <table:table-cell table:style-name="Tabelle2.A1" office:value-type="string">
                <text:p text:style-name="MP3"><text:chapter text:display="name" text:outline-level="1">Dynamisches Verhalten</text:chapter></text:p>
              </table:table-cell>
            </table:table-row>
          </table:table-header-rows>
        </table:table>
        <text:p text:style-name="MP4"><draw:frame draw:style-name="Mfr1" draw:name="Rahmen7" text:anchor-type="char" svg:x="0cm" svg:y="4.501cm" svg:width="17.701cm" svg:height="0.4cm" draw:z-index="1"><draw:text-box><text:p text:style-name="MP5"/></draw:text-box></draw:frame></text:p>
      </style:header>
      <style:footer>
        <text:p text:style-name="Footer"><draw:frame draw:style-name="Mfr1" draw:name="Rahmen6" text:anchor-type="char" svg:x="0cm" svg:y="27.303cm" svg:width="17.701cm" svg:height="0.4cm" draw:z-index="19"><draw:text-box><text:p text:style-name="MP6"/></draw:text-box></draw:frame><text:tab/>Version <text:span text:style-name="MT1"><text:reference-ref text:reference-format="text" text:ref-name="Version">0.9</text:reference-ref></text:span> vom <text:modification-date style:data-style-name="N36">05.05.2010</text:modification-date><text:tab/>Seite <text:page-number text:select-page="current">12</text:page-number>/<text:page-count style:num-format="1">12</text:page-count></text:p>
      </style:footer>
    </style:master-page>
    <style:master-page style:name="First_20_Page" style:display-name="First Page" style:page-layout-name="Mpm1" style:next-style-name="Standard">
      <style:header>
        <text:p text:style-name="MP7"><text:reference-ref text:reference-format="text" text:ref-name="Titel">Modul-Design SSC-Modul</text:reference-ref><draw:frame draw:style-name="Mfr1" draw:name="Rahmen9" text:anchor-type="char" svg:x="0cm" svg:y="4.501cm" svg:width="17.701cm" svg:height="0.4cm" draw:z-index="23"><draw:text-box><text:p text:style-name="MP5"/></draw:text-box></draw:frame><text:tab/><text:subject>Sichere Eisenbahnsteuerung</text:subject></text:p>
      </style:header>
      <style:footer>
        <text:p text:style-name="Footer"><draw:frame draw:style-name="Mfr1" draw:name="Rahmen8" text:anchor-type="char" svg:x="0cm" svg:y="27.303cm" svg:width="17.701cm" svg:height="0.4cm" draw:z-index="22"><draw:text-box><text:p text:style-name="MP6"/></draw:text-box></draw:frame><text:tab/>Version <text:span text:style-name="MT1"><text:reference-ref text:reference-format="text" text:ref-name="Version">0.9</text:reference-ref></text:span> vom <text:modification-date style:data-style-name="N36">05.05.2010</text:modification-date><text:tab/>Seite <text:page-number text:select-page="current">12</text:page-number>/<text:page-count style:num-format="1">1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Modul-Design</dc:title>
    <dc:subject>Sichere Eisenbahnsteuerung</dc:subject>
    <meta:initial-creator>Vitali Voroth</meta:initial-creator>
    <meta:creation-date>2009-11-16T17:24:00</meta:creation-date>
    <dc:date>2010-05-05T15:53:59.14</dc:date>
    <meta:print-date>1998-07-17T19:03:00</meta:print-date>
    <meta:editing-cycles>91</meta:editing-cycles>
    <meta:generator>OpenOffice.org/3.2$Win32 OpenOffice.org_project/320m12$Build-9483</meta:generator>
    <meta:editing-duration>PT10H24M04S</meta:editing-duration>
    <dc:creator>Norman Nieß</dc:creator>
    <meta:document-statistic meta:table-count="2" meta:image-count="4" meta:object-count="10" meta:page-count="12" meta:paragraph-count="97" meta:word-count="937" meta:character-count="687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42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byteToSendInkrementieren()</text:p>
          </table:table-cell>
          <table:table-cell table:style-name="ce6"/>
          <table:table-cell table:style-name="ce8"/>
        </table:table-row>
        <table:table-row table:style-name="ro3">
          <table:table-cell/>
          <table:table-cell office:value-type="string">
            <text:p>Vorbedingung:</text:p>
          </table:table-cell>
          <table:table-cell office:value-type="string">
            <text:p>keine</text:p>
          </table:table-cell>
          <table:table-cell table:number-columns-repeated="2"/>
        </table:table-row>
        <table:table-row table:style-name="ro3">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keine</text:p>
          </table:table-cell>
          <table:table-cell table:number-columns-repeated="2"/>
        </table:table-row>
        <table:table-row table:style-name="ro3">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3">
          <table:table-cell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42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byteToReceiveDekrementieren()</text:p>
          </table:table-cell>
          <table:table-cell table:style-name="ce6"/>
          <table:table-cell table:style-name="ce8"/>
        </table:table-row>
        <table:table-row table:style-name="ro3">
          <table:table-cell/>
          <table:table-cell office:value-type="string">
            <text:p>Vorbedingung:</text:p>
          </table:table-cell>
          <table:table-cell office:value-type="string">
            <text:p>keine</text:p>
          </table:table-cell>
          <table:table-cell table:number-columns-repeated="2"/>
        </table:table-row>
        <table:table-row table:style-name="ro3">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keine</text:p>
          </table:table-cell>
          <table:table-cell table:number-columns-repeated="2"/>
        </table:table-row>
        <table:table-row table:style-name="ro3">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3">
          <table:table-cell table:number-columns-repeated="5"/>
        </table:table-row>
      </table:table>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43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datenSenden()</text:p>
          </table:table-cell>
          <table:table-cell table:style-name="ce6"/>
          <table:table-cell table:style-name="ce8"/>
        </table:table-row>
        <table:table-row table:style-name="ro3">
          <table:table-cell/>
          <table:table-cell office:value-type="string">
            <text:p>Vorbedingung:</text:p>
          </table:table-cell>
          <table:table-cell office:value-type="string">
            <text:p>keine</text:p>
          </table:table-cell>
          <table:table-cell table:number-columns-repeated="2"/>
        </table:table-row>
        <table:table-row table:style-name="ro3">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keine</text:p>
          </table:table-cell>
          <table:table-cell table:number-columns-repeated="2"/>
        </table:table-row>
        <table:table-row table:style-name="ro3">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3">
          <table:table-cell table:number-columns-repeated="5"/>
        </table:table-row>
      </table:table>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21:28:2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54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checkNeuerStreckenbefehl()</text:p>
          </table:table-cell>
          <table:table-cell table:style-name="ce6"/>
          <table:table-cell table:style-name="ce8"/>
        </table:table-row>
        <table:table-row table:style-name="ro2">
          <table:table-cell/>
          <table:table-cell office:value-type="string">
            <text:p>Vorbedingung:</text:p>
          </table:table-cell>
          <table:table-cell office:value-type="string">
            <text:p>keine</text:p>
          </table:table-cell>
          <table:table-cell table:number-columns-repeated="2"/>
        </table:table-row>
        <table:table-row table:style-name="ro2">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boolean: true, wenn neuer Streckenbefehl</text:p>
          </table:table-cell>
          <table:table-cell table:number-columns-repeated="2"/>
        </table:table-row>
        <table:table-row table:style-name="ro2">
          <table:table-cell/>
          <table:table-cell office:value-type="string">
            <text:p>Nachbedingung:</text:p>
          </table:table-cell>
          <table:table-cell office:value-type="string">
            <text:p>keine</text:p>
          </table:table-cell>
          <table:table-cell table:number-columns-repeated="2"/>
        </table:table-row>
        <table:table-row table:style-name="ro2">
          <table:table-cell/>
          <table:table-cell office:value-type="string">
            <text:p>Fehlerfall:</text:p>
          </table:table-cell>
          <table:table-cell office:value-type="string">
            <text:p>Fehler beim Lesen des Speichers</text:p>
          </table:table-cell>
          <table:table-cell table:number-columns-repeated="2"/>
        </table:table-row>
        <table:table-row table:style-name="ro2">
          <table:table-cell table:number-columns-repeated="5"/>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54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befehlAufGueltigkeitPruefen()</text:p>
          </table:table-cell>
          <table:table-cell table:style-name="ce6"/>
          <table:table-cell table:style-name="ce8"/>
        </table:table-row>
        <table:table-row table:style-name="ro2">
          <table:table-cell/>
          <table:table-cell office:value-type="string">
            <text:p>Vorbedingung:</text:p>
          </table:table-cell>
          <table:table-cell office:value-type="string">
            <text:p>keine</text:p>
          </table:table-cell>
          <table:table-cell table:number-columns-repeated="2"/>
        </table:table-row>
        <table:table-row table:style-name="ro2">
          <table:table-cell/>
          <table:table-cell office:value-type="string">
            <text:p>Parameter:</text:p>
          </table:table-cell>
          <table:table-cell table:style-name="ce5" office:value-type="string">
            <text:p>boolean: true für Lesebefehl oder false für Schreibbefehl</text:p>
          </table:table-cell>
          <table:table-cell table:number-columns-repeated="2"/>
        </table:table-row>
        <table:table-row table:style-name="ro3">
          <table:table-cell/>
          <table:table-cell office:value-type="string">
            <text:p>Rückgabe:</text:p>
          </table:table-cell>
          <table:table-cell office:value-type="string">
            <text:p>boolean: true wenn gültig</text:p>
          </table:table-cell>
          <table:table-cell table:number-columns-repeated="2"/>
        </table:table-row>
        <table:table-row table:style-name="ro2">
          <table:table-cell/>
          <table:table-cell office:value-type="string">
            <text:p>Nachbedingung:</text:p>
          </table:table-cell>
          <table:table-cell office:value-type="string">
            <text:p>Fehlerart wurde in die entsprechende Stelle des Speichert geschrieben</text:p>
          </table:table-cell>
          <table:table-cell table:number-columns-repeated="2"/>
        </table:table-row>
        <table:table-row table:style-name="ro2">
          <table:table-cell table:number-columns-repeated="2"/>
          <table:table-cell office:value-type="string">
            <text:p>Übergabe true: Streckenbefehl wurde in den shared Memory geschrieben</text:p>
          </table:table-cell>
          <table:table-cell table:number-columns-repeated="2"/>
        </table:table-row>
        <table:table-row table:style-name="ro2">
          <table:table-cell/>
          <table:table-cell office:value-type="string">
            <text:p>Fehlerfall:</text:p>
          </table:table-cell>
          <table:table-cell office:value-type="string">
            <text:p>kein Zugriff auf Speicher</text:p>
          </table:table-cell>
          <table:table-cell table:number-columns-repeated="2"/>
        </table:table-row>
        <table:table-row table:style-name="ro2">
          <table:table-cell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03">03.01.2010</text:date>, <text:time>23:37:1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4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byteToSendDekrementieren()</text:p>
          </table:table-cell>
          <table:table-cell table:style-name="ce6"/>
          <table:table-cell table:style-name="ce8"/>
        </table:table-row>
        <table:table-row table:style-name="ro3">
          <table:table-cell/>
          <table:table-cell office:value-type="string">
            <text:p>Vorbedingung:</text:p>
          </table:table-cell>
          <table:table-cell office:value-type="string">
            <text:p>keine</text:p>
          </table:table-cell>
          <table:table-cell table:number-columns-repeated="2"/>
        </table:table-row>
        <table:table-row table:style-name="ro3">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keine</text:p>
          </table:table-cell>
          <table:table-cell table:number-columns-repeated="2"/>
        </table:table-row>
        <table:table-row table:style-name="ro3">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3">
          <table:table-cell table:number-columns-repeated="5"/>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datenLesen()</text:p>
          </table:table-cell>
          <table:table-cell table:style-name="ce6"/>
          <table:table-cell table:style-name="ce8"/>
        </table:table-row>
        <table:table-row table:style-name="ro2">
          <table:table-cell/>
          <table:table-cell office:value-type="string">
            <text:p>Vorbedingung:</text:p>
          </table:table-cell>
          <table:table-cell office:value-type="string">
            <text:p>SSC interrupt</text:p>
          </table:table-cell>
          <table:table-cell table:number-columns-repeated="2"/>
        </table:table-row>
        <table:table-row table:style-name="ro2">
          <table:table-cell/>
          <table:table-cell office:value-type="string">
            <text:p>Parameter:</text:p>
          </table:table-cell>
          <table:table-cell table:style-name="ce5" office:value-type="string">
            <text:p>keine</text:p>
          </table:table-cell>
          <table:table-cell table:number-columns-repeated="2"/>
        </table:table-row>
        <table:table-row table:style-name="ro2">
          <table:table-cell/>
          <table:table-cell office:value-type="string">
            <text:p>Rückgabe:</text:p>
          </table:table-cell>
          <table:table-cell office:value-type="string">
            <text:p>keine</text:p>
          </table:table-cell>
          <table:table-cell table:number-columns-repeated="2"/>
        </table:table-row>
        <table:table-row table:style-name="ro2">
          <table:table-cell/>
          <table:table-cell office:value-type="string">
            <text:p>Nachbedingung:</text:p>
          </table:table-cell>
          <table:table-cell office:value-type="string">
            <text:p>keine</text:p>
          </table:table-cell>
          <table:table-cell table:number-columns-repeated="2"/>
        </table:table-row>
        <table:table-row table:style-name="ro2">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2">
          <table:table-cell table:number-columns-repeated="5"/>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21:28:2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kollisionVerarbeiten()</text:p>
          </table:table-cell>
          <table:table-cell table:style-name="ce6"/>
          <table:table-cell table:style-name="ce8"/>
        </table:table-row>
        <table:table-row table:style-name="ro2">
          <table:table-cell/>
          <table:table-cell office:value-type="string">
            <text:p>Vorbedingung:</text:p>
          </table:table-cell>
          <table:table-cell office:value-type="string">
            <text:p>SSC interrupt</text:p>
          </table:table-cell>
          <table:table-cell table:number-columns-repeated="2"/>
        </table:table-row>
        <table:table-row table:style-name="ro2">
          <table:table-cell/>
          <table:table-cell office:value-type="string">
            <text:p>Parameter:</text:p>
          </table:table-cell>
          <table:table-cell table:style-name="ce5" office:value-type="string">
            <text:p>keine</text:p>
          </table:table-cell>
          <table:table-cell table:number-columns-repeated="2"/>
        </table:table-row>
        <table:table-row table:style-name="ro2">
          <table:table-cell/>
          <table:table-cell office:value-type="string">
            <text:p>Rückgabe:</text:p>
          </table:table-cell>
          <table:table-cell office:value-type="string">
            <text:p>keine</text:p>
          </table:table-cell>
          <table:table-cell table:number-columns-repeated="2"/>
        </table:table-row>
        <table:table-row table:style-name="ro2">
          <table:table-cell/>
          <table:table-cell office:value-type="string">
            <text:p>Nachbedingung:</text:p>
          </table:table-cell>
          <table:table-cell office:value-type="string">
            <text:p>keine</text:p>
          </table:table-cell>
          <table:table-cell table:number-columns-repeated="2"/>
        </table:table-row>
        <table:table-row table:style-name="ro2">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2">
          <table:table-cell table:number-columns-repeated="5"/>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38cm" fo:break-before="auto" style:use-optimal-row-height="true"/>
    </style:style>
    <style:style style:name="ro3" style:family="table-row">
      <style:table-row-properties style:row-height="0.5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SSCinterrupt()</text:p>
          </table:table-cell>
          <table:table-cell table:style-name="ce6"/>
          <table:table-cell table:style-name="ce8"/>
        </table:table-row>
        <table:table-row table:style-name="ro2">
          <table:table-cell/>
          <table:table-cell office:value-type="string">
            <text:p>Vorbedingung:</text:p>
          </table:table-cell>
          <table:table-cell office:value-type="string">
            <text:p>SSC interrupt</text:p>
          </table:table-cell>
          <table:table-cell table:number-columns-repeated="2"/>
        </table:table-row>
        <table:table-row table:style-name="ro2">
          <table:table-cell/>
          <table:table-cell office:value-type="string">
            <text:p>Parameter:</text:p>
          </table:table-cell>
          <table:table-cell table:style-name="ce5" office:value-type="string">
            <text:p>keine</text:p>
          </table:table-cell>
          <table:table-cell table:number-columns-repeated="2"/>
        </table:table-row>
        <table:table-row table:style-name="ro2">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datenLesen() oder kollisionBearbeiten() aufgerufen</text:p>
          </table:table-cell>
          <table:table-cell table:number-columns-repeated="2"/>
        </table:table-row>
        <table:table-row table:style-name="ro2">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2">
          <table:table-cell table:number-columns-repeated="5"/>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03">03.01.2010</text:date>, <text:time>21:53:2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997cm"/>
    </style:style>
    <style:style style:name="co3" style:family="table-column">
      <style:table-column-properties fo:break-before="auto" style:column-width="7.297cm"/>
    </style:style>
    <style:style style:name="ro1" style:family="table-row">
      <style:table-row-properties style:row-height="0.453cm" fo:break-before="auto" style:use-optimal-row-height="true"/>
    </style:style>
    <style:style style:name="ro2" style:family="table-row">
      <style:table-row-properties style:row-height="0.543cm" fo:break-before="auto" style:use-optimal-row-height="true"/>
    </style:style>
    <style:style style:name="ro3" style:family="table-row">
      <style:table-row-properties style:row-height="0.538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ccccc" fo:border="0.002cm solid #000000"/>
      <style:text-properties style:font-name="Times New Roman" fo:font-size="12pt" fo:font-weight="normal" style:font-size-asian="12pt" style:font-weight-asian="normal" style:font-size-complex="12pt" style:font-weight-complex="normal"/>
    </style:style>
    <style:style style:name="ce2" style:family="table-cell" style:parent-style-name="Default">
      <style:table-cell-properties fo:border="0.002cm solid #000000"/>
      <style:text-properties style:font-name="Times New Roman" fo:font-size="12pt" fo:font-weight="normal" style:font-size-asian="12pt" style:font-weight-asian="normal" style:font-size-complex="12pt" style:font-weight-complex="normal"/>
    </style:style>
    <style:style style:name="ce3" style:family="table-cell" style:parent-style-name="Default">
      <style:table-cell-properties fo:border-bottom="0.002cm solid #000000" fo:background-color="#cccccc"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4" style:family="table-cell" style:parent-style-name="Default">
      <style:table-cell-properties fo:border-bottom="0.002cm solid #000000" fo:border-left="none" fo:border-right="none" fo:border-top="0.002cm solid #000000"/>
      <style:text-properties style:use-window-font-color="true" style:font-name="Times New Roman" fo:font-size="12pt" fo:font-weight="normal" style:font-size-asian="12pt" style:font-weight-asian="normal" style:font-size-complex="12pt" style:font-weight-complex="normal"/>
    </style:style>
    <style:style style:name="ce5"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Times New Roman" fo:font-size="12pt" fo:language="de" fo:country="DE" fo:font-style="normal" fo:text-shadow="none" style:text-underline-style="none" fo:font-weight="normal" style:text-underline-mode="continuous" style:text-overline-mode="continuous" style:text-line-through-mode="continuous" style:font-name-asian="Arial Unicode MS1" style:font-size-asian="12pt" style:language-asian="zxx" style:country-asian="none" style:font-style-asian="normal" style:font-weight-asian="normal" style:font-name-complex="Times New Roman" style:font-size-complex="12pt" style:language-complex="en" style:country-complex="US" style:font-style-complex="normal" style:font-weight-complex="normal" style:text-emphasize="none" style:font-relief="none"/>
    </style:style>
    <style:style style:name="ce6" style:family="table-cell" style:parent-style-name="Default">
      <style:table-cell-properties fo:border-bottom="0.002cm solid #000000" fo:background-color="#cccccc" fo:border-left="none" fo:border-right="none" fo:border-top="0.002cm solid #000000"/>
    </style:style>
    <style:style style:name="ce7" style:family="table-cell" style:parent-style-name="Default">
      <style:table-cell-properties fo:border-bottom="0.002cm solid #000000" fo:border-left="none" fo:border-right="none" fo:border-top="0.002cm solid #000000"/>
    </style:style>
    <style:style style:name="ce8" style:family="table-cell" style:parent-style-name="Default">
      <style:table-cell-properties fo:border-bottom="0.002cm solid #000000" fo:background-color="#cccccc" fo:border-left="none" fo:border-right="0.002cm solid #000000" fo:border-top="0.002cm solid #000000"/>
    </style:style>
    <style:style style:name="ce9" style:family="table-cell" style:parent-style-name="Default">
      <style:table-cell-properties fo:border-bottom="0.002cm solid #000000" fo:border-left="none" fo:border-right="0.002cm solid #000000" fo:border-top="0.002cm solid #000000"/>
    </style:style>
    <style:style style:name="ta_extref" style:family="table">
      <style:table-properties table:display="false"/>
    </style:style>
  </office:automatic-styles>
  <office:body>
    <office:spreadsheet>
      <table:table table:name="Tabelle1" table:style-name="ta1" table:print="false">
        <table:table-column table:style-name="co1" table:default-cell-style-name="Default"/>
        <table:table-column table:style-name="co2" table:default-cell-style-name="ce2"/>
        <table:table-column table:style-name="co3" table:default-cell-style-name="ce4"/>
        <table:table-column table:style-name="co1" table:default-cell-style-name="ce7"/>
        <table:table-column table:style-name="co1" table:default-cell-style-name="ce9"/>
        <table:table-row table:style-name="ro1" table:number-rows-repeated="2">
          <table:table-cell/>
          <table:table-cell table:style-name="Default" table:number-columns-repeated="4"/>
        </table:table-row>
        <table:table-row table:style-name="ro2">
          <table:table-cell/>
          <table:table-cell table:style-name="ce1" office:value-type="string">
            <text:p>Name:</text:p>
          </table:table-cell>
          <table:table-cell table:style-name="ce3" office:value-type="string">
            <text:p>byteToReceiveInkrementieren()</text:p>
          </table:table-cell>
          <table:table-cell table:style-name="ce6"/>
          <table:table-cell table:style-name="ce8"/>
        </table:table-row>
        <table:table-row table:style-name="ro3">
          <table:table-cell/>
          <table:table-cell office:value-type="string">
            <text:p>Vorbedingung:</text:p>
          </table:table-cell>
          <table:table-cell office:value-type="string">
            <text:p>keine</text:p>
          </table:table-cell>
          <table:table-cell table:number-columns-repeated="2"/>
        </table:table-row>
        <table:table-row table:style-name="ro3">
          <table:table-cell/>
          <table:table-cell office:value-type="string">
            <text:p>Parameter:</text:p>
          </table:table-cell>
          <table:table-cell table:style-name="ce5" office:value-type="string">
            <text:p>keine</text:p>
          </table:table-cell>
          <table:table-cell table:number-columns-repeated="2"/>
        </table:table-row>
        <table:table-row table:style-name="ro3">
          <table:table-cell/>
          <table:table-cell office:value-type="string">
            <text:p>Rückgabe:</text:p>
          </table:table-cell>
          <table:table-cell office:value-type="string">
            <text:p>keine</text:p>
          </table:table-cell>
          <table:table-cell table:number-columns-repeated="2"/>
        </table:table-row>
        <table:table-row table:style-name="ro3">
          <table:table-cell/>
          <table:table-cell office:value-type="string">
            <text:p>Nachbedingung:</text:p>
          </table:table-cell>
          <table:table-cell office:value-type="string">
            <text:p>keine</text:p>
          </table:table-cell>
          <table:table-cell table:number-columns-repeated="2"/>
        </table:table-row>
        <table:table-row table:style-name="ro3">
          <table:table-cell/>
          <table:table-cell office:value-type="string">
            <text:p>Fehlerfall:</text:p>
          </table:table-cell>
          <table:table-cell office:value-type="string">
            <text:p>Fehler beim Lesen oder Schreiben des Speichers</text:p>
          </table:table-cell>
          <table:table-cell table:number-columns-repeated="2"/>
        </table:table-row>
        <table:table-row table:style-name="ro3">
          <table:table-cell table:number-columns-repeated="5"/>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1-11">11.01.2010</text:date>, <text:time>15:44:59</text:time></text:p>
        </style:region-right>
      </style:header>
      <style:header-left style:display="false"/>
      <style:footer>
        <text:p>Seite <text:page-number>1</text:page-number> / <text:page-count>99</text:page-count></text:p>
      </style:footer>
      <style:footer-left style:display="false"/>
    </style:master-page>
  </office:master-styles>
</office:document-styles>
</file>